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color="#80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énéralités : </text:p>
      <text:p text:style-name="P2"/>
      <text:p text:style-name="Standard"><text:span text:style-name="T1">HTML 4</text:span> est un langage permettant de représenter les données sur le web. C'est le langage standard actuelle des pages web.</text:p>
      <text:p text:style-name="Standard">Les données décrite peuvent être de type texte, ou plus généralement de type multimédia. </text:p>
      <text:p text:style-name="Standard">Il permet de structurer le contenu et d'inclure une mise en page.</text:p>
      <text:p text:style-name="Standard"/>
      <text:p text:style-name="Standard"><text:span text:style-name="T2">HTML 4</text:span> définit des types d’éléments qui représente des structures ou des comportement voulu dans une page web. </text:p>
      <text:p text:style-name="Standard">HTML 4 permet de décrire trois composant principaux :</text:p>
      <text:list xml:id="list12705430681" text:style-name="L1">
        <text:list-item>
          <text:p text:style-name="P7">Le contenu textuel : paragraphe, titre (beaucoup de balise de présentation)</text:p>
        </text:list-item>
        <text:list-item>
          <text:p text:style-name="P7">Les liens hypertextes</text:p>
        </text:list-item>
        <text:list-item>
          <text:p text:style-name="P7">Les images, objets etc..</text:p>
        </text:list-item>
      </text:list>
      <text:p text:style-name="P1"/>
      <text:p text:style-name="Standard"/>
      <text:p text:style-name="P4">Mécanisme générique pour la structuration de document Web :</text:p>
      <text:p text:style-name="P6"/>
      <text:p text:style-name="Standard">HTML propose un mécanisme générique pour la structuration des documents web. Ce mécanisme gravite autour des éléments de type en bloc, en ligne et leur identifiant respective : id et classe.</text:p>
      <text:p text:style-name="Standard"/>
      <text:p text:style-name="Standard"><text:span text:style-name="T6">(Mettre diagrame UML)</text:span> </text:p>
      <text:p text:style-name="Standard"/>
      <text:p text:style-name="P3">Id et Class :</text:p>
      <text:p text:style-name="P3"/>
      <text:p text:style-name="Standard">Chaque élément peut se voir attribuer un identifiant ou une classe d'appartenance. </text:p>
      <text:p text:style-name="Standard">Id assigne un nom à un élément. Ce nom doit être unique dans le document. Il possède plusieurs rôle dans HTML : </text:p>
      <text:list xml:id="list493136767" text:style-name="L2">
        <text:list-item>
          <text:p text:style-name="P8">sélecteur dans une feuille de style</text:p>
        </text:list-item>
        <text:list-item>
          <text:p text:style-name="P8">ancre cible dans lien hypertexte</text:p>
        </text:list-item>
        <text:list-item>
          <text:p text:style-name="P8">etc...</text:p>
        </text:list-item>
      </text:list>
      <text:p text:style-name="Standard"/>
      <text:p text:style-name="Standard">L'attribut <text:span text:style-name="Example">class</text:span>, au contraire, assigne un ou plusieurs noms de classe à un élément ; on peut dire de l'élément qu'il appartient à ces classes. Un nom de classe peut être partagé par plusieurs instances d'éléments. L'attribut <text:span text:style-name="Example">class</text:span> a plusieurs <text:bookmark text:name="idx-class_attribute"/>rôles dans HTML :</text:p>
      <text:list xml:id="list1058505894" text:style-name="L3">
        <text:list-item>
          <text:p text:style-name="P9">comme sélecteur dans une feuille de style (quand l'auteur souhaite assigner une information de style à un ensemble d'éléments) .</text:p>
        </text:list-item>
        <text:list-item>
          <text:p text:style-name="P9">pour un traitement universel par les agents utilisateurs.</text:p>
        </text:list-item>
      </text:list>
      <text:p text:style-name="Standard"/>
      <text:p text:style-name="Standard"/>
      <text:p text:style-name="P3">En bloc et en ligne :</text:p>
      <text:p text:style-name="P5"/>
      <text:p text:style-name="Standard"><text:span text:style-name="T3">Certains éléments , qui peuvent apparaître dans l'élément </text:span><text:span text:style-name="Example"><text:span text:style-name="T3">BODY</text:span></text:span><text:span text:style-name="T3">, sont dits être de niveau « </text:span><text:bookmark text:name="didx-block-level"/><text:span text:style-name="T3">bloc » tandis que d'autres sont dits de niveau « </text:span><text:bookmark text:name="didx-inline"/><text:span text:style-name="T3">en-ligne » (aussi connu comme sous le nom « niveau texte »). La distinction se fondent sur plusieurs notions :</text:span></text:p>
      <text:list xml:id="list1842298991" text:style-name="L4">
        <text:list-item>
          <text:p text:style-name="P10"><text:span text:style-name="Strong_20_Emphasis"><text:span text:style-name="T4">Le modèle de contenu : les éléments de bloc peuvent contenir des éléments en-ligne et d'autres éléments de bloc. Les éléments en-ligne ne peuvent contenir que des données et d'autres éléments en-ligne. L'idée inhérente à cette distinction structurelle, c'est que les éléments de bloc créent des structures « plus grandes » que les éléments en-ligne.</text:span></text:span></text:p>
        </text:list-item>
        <text:list-item>
          <text:p text:style-name="P10"><text:span text:style-name="Strong_20_Emphasis"><text:span text:style-name="T4">Le formatage : les éléments de bloc sont formatés différemment des éléments en-ligne. En général, les éléments de bloc commencent sur une nouvelle ligne, et non les éléments en-ligne.</text:span></text:span></text:p>
        </text:list-item>
      </text:list>
      <text:p text:style-name="Standard"><text:span text:style-name="Strong_20_Emphasis"><text:span text:style-name="T4"/></text:span></text:p>
      <text:p text:style-name="Standard"><text:soft-page-break/><text:span text:style-name="Strong_20_Emphasis"><text:span text:style-name="T5">Le regroupement des éléments :</text:span></text:span></text:p>
      <text:p text:style-name="P5"/>
      <text:p text:style-name="Standard"><text:s/>Les éléments &lt;div&gt; et &lt;span&gt; utilisé conjointement avec les attributs id et classe sont au cœur du mécanisme générique de structuration d'un document.</text:p>
      <text:p text:style-name="Standard">Ces éléments définissent le contenu comme étant en-ligne (<text:span text:style-name="Example">SPAN</text:span>) ou de bloc (<text:span text:style-name="Example">DIV</text:span>) mais n'imposent aucune autre expression de présentation sur le contenu. La sémantique de ces balises est neutre, elle ne fournit aucune informations, il n' y a aucune information sur l'usage que son auteur en fait.</text:p>
      <text:p text:style-name="Standard"/>
      <text:p text:style-name="P4">Conclusion :</text:p>
      <text:p text:style-name="P4"/>
      <text:p text:style-name="Standard">HTML 4 fournit quelque idiome pour structurer les éléments d'un document. Il fournit un langage riche pour décrire les éléments de type texte et les hyperliens, mais un langage peu adapter pour décrire la structure d'une page web, dans le contexte actuel de l'exploitation de ses dernières. En effet le contenu décrit dans les pages web actuelles est très hétérogène.</text:p>
      <text:p text:style-name="Standard">HTML 4 n'est pas un support assez riche pour être le support d'un méta-modèle exprimant le modèle d'une page web.</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WenQuanYi Micro Hei1" style:font-name-complex="Lohit Hindi2"/>
    </style:style>
    <style:style style:name="Bullet_20_Symbols" style:display-name="Bullet Symbols" style:family="text">
      <style:text-properties style:font-name="OpenSymbol" style:font-name-asian="OpenSymbol" style:font-name-complex="OpenSymbol"/>
    </style:style>
    <style:style style:name="Example" style:family="text">
      <style:text-properties style:font-name="DejaVu Sans Mono" style:font-name-asian="WenQuanYi Micro Hei1" style:font-name-complex="Lohit Hindi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13T08:32:53</meta:creation-date>
    <dc:date>2014-02-18T11:18:08</dc:date>
    <dc:creator>Asus </dc:creator>
    <meta:editing-duration>PT6H11M</meta:editing-duration>
    <meta:editing-cycles>65</meta:editing-cycles>
    <meta:generator>LibreOffice/3.5$Linux_x86 LibreOffice_project/350m1$Build-2</meta:generator>
    <meta:document-statistic meta:table-count="0" meta:image-count="0" meta:object-count="0" meta:page-count="2" meta:paragraph-count="31" meta:word-count="562" meta:character-count="3355" meta:non-whitespace-character-count="2827"/>
  </office:meta>
</office:document-meta>
</file>